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56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3.81cm" svg:x="5.942cm" svg:y="6.9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0.762cm" draw:transform="rotate (0.316602726311771) translate (8.601cm 8.2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0.762cm" draw:transform="rotate (0.0188495559215388) translate (12.446cm 6.93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0.762cm" draw:transform="rotate (0.316602726311771) translate (16.475cm 6.84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016cm" svg:height="1.016cm" svg:x="20.066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8.128cm" svg:y="8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.016cm" svg:height="1.016cm" svg:x="12.038cm" svg:y="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1.016cm" svg:height="1.016cm" svg:x="16.002cm" svg:y="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2.546cm" svg:y1="7.878cm" svg:x2="16.51cm" svg:y2="7.701cm" draw:start-shape="id1" draw:start-glue-point="8" draw:end-shape="id2" draw:end-glue-point="8" svg:d="M12546 7878v502h3964v-679" svg:viewBox="0 0 3965 680">
          <text:p/>
        </draw:connector>
        <draw:line draw:style-name="gr6" draw:text-style-name="P3" draw:layer="layout" svg:x1="8.128cm" svg:y1="7.216cm" svg:x2="12.192cm" svg:y2="5.946cm">
          <text:p/>
        </draw:line>
        <draw:line draw:style-name="gr6" draw:text-style-name="P3" draw:layer="layout" svg:x1="8.128cm" svg:y1="7.216cm" svg:x2="8.382cm" svg:y2="8.232cm">
          <text:p/>
        </draw:line>
        <draw:line draw:style-name="gr6" draw:text-style-name="P3" draw:layer="layout" svg:x1="12.446cm" svg:y1="6.862cm" svg:x2="12.192cm" svg:y2="5.946cm">
          <text:p/>
        </draw:line>
        <draw:line draw:style-name="gr6" draw:text-style-name="P3" draw:layer="layout" svg:x1="8.128cm" svg:y1="7.216cm" svg:x2="12.192cm" svg:y2="5.946cm">
          <text:p/>
        </draw:line>
        <draw:line draw:style-name="gr6" draw:text-style-name="P3" draw:layer="layout" svg:x1="8.128cm" svg:y1="7.216cm" svg:x2="8.382cm" svg:y2="8.232cm">
          <text:p/>
        </draw:line>
        <draw:line draw:style-name="gr6" draw:text-style-name="P3" draw:layer="layout" svg:x1="12.446cm" svg:y1="6.862cm" svg:x2="12.192cm" svg:y2="5.946cm">
          <text:p/>
        </draw:line>
        <draw:line draw:style-name="gr6" draw:text-style-name="P3" draw:layer="layout" svg:x1="16.002cm" svg:y1="5.669cm" svg:x2="20.066cm" svg:y2="4.399cm">
          <text:p/>
        </draw:line>
        <draw:line draw:style-name="gr6" draw:text-style-name="P3" draw:layer="layout" svg:x1="16.002cm" svg:y1="5.669cm" svg:x2="16.256cm" svg:y2="6.685cm">
          <text:p/>
        </draw:line>
        <draw:line draw:style-name="gr6" draw:text-style-name="P3" draw:layer="layout" svg:x1="20.32cm" svg:y1="5.315cm" svg:x2="20.066cm" svg:y2="4.399cm">
          <text:p/>
        </draw:line>
        <draw:frame draw:style-name="gr7" draw:text-style-name="P4" draw:layer="layout" svg:width="1.205cm" svg:height="0.962cm" svg:x="9.717cm" svg:y="5.492cm">
          <draw:text-box>
            <text:p>a1</text:p>
          </draw:text-box>
        </draw:frame>
        <draw:frame draw:style-name="gr7" draw:text-style-name="P4" draw:layer="layout" svg:width="1.205cm" svg:height="0.962cm" svg:x="13.97cm" svg:y="8.486cm">
          <draw:text-box>
            <text:p>a2</text:p>
          </draw:text-box>
        </draw:frame>
        <draw:frame draw:style-name="gr7" draw:text-style-name="P4" draw:layer="layout" svg:width="1.205cm" svg:height="0.962cm" svg:x="17.526cm" svg:y="4.168cm">
          <draw:text-box>
            <text:p>a3</text:p>
          </draw:text-box>
        </draw:frame>
        <draw:line draw:style-name="gr8" draw:text-style-name="P3" draw:layer="layout" svg:x1="8.601cm" svg:y1="8.74cm" svg:x2="10.16cm" svg:y2="8.74cm">
          <text:p/>
        </draw:line>
        <draw:line draw:style-name="gr8" draw:text-style-name="P3" draw:layer="layout" svg:x1="8.601cm" svg:y1="8.74cm" svg:x2="8.601cm" svg:y2="7.216cm">
          <text:p/>
        </draw:line>
        <draw:line draw:style-name="gr8" draw:text-style-name="P3" draw:layer="layout" svg:x1="12.546cm" svg:y1="7.37cm" svg:x2="13.97cm" svg:y2="6.708cm">
          <text:p/>
        </draw:line>
        <draw:line draw:style-name="gr8" draw:text-style-name="P3" draw:layer="layout" svg:x1="12.546cm" svg:y1="7.371cm" svg:x2="12.192cm" svg:y2="6.2cm">
          <text:p/>
        </draw:line>
        <draw:line draw:style-name="gr8" draw:text-style-name="P3" draw:layer="layout" svg:x1="20.674cm" svg:y1="5.846cm" svg:x2="22.098cm" svg:y2="5.184cm">
          <text:p/>
        </draw:line>
        <draw:line draw:style-name="gr8" draw:text-style-name="P3" draw:layer="layout" svg:x1="20.674cm" svg:y1="5.847cm" svg:x2="20.32cm" svg:y2="4.676cm">
          <text:p/>
        </draw:line>
        <draw:line draw:style-name="gr8" draw:text-style-name="P3" draw:layer="layout" svg:x1="16.475cm" svg:y1="7.216cm" svg:x2="18.034cm" svg:y2="7.216cm">
          <text:p/>
        </draw:line>
        <draw:line draw:style-name="gr8" draw:text-style-name="P3" draw:layer="layout" svg:x1="16.475cm" svg:y1="7.216cm" svg:x2="16.475cm" svg:y2="5.692cm">
          <text:p/>
        </draw:line>
        <draw:frame draw:style-name="gr9" draw:text-style-name="P4" draw:layer="layout" svg:width="1.778cm" svg:height="1.673cm" svg:x="9.398cm" svg:y="8.994cm">
          <draw:text-box>
            <text:p>x1</text:p>
          </draw:text-box>
        </draw:frame>
        <draw:frame draw:style-name="gr9" draw:text-style-name="P4" draw:layer="layout" svg:width="1.778cm" svg:height="1.673cm" svg:x="13.208cm" svg:y="5.797cm">
          <draw:text-box>
            <text:p>x2</text:p>
          </draw:text-box>
        </draw:frame>
        <draw:frame draw:style-name="gr9" draw:text-style-name="P4" draw:layer="layout" svg:width="1.778cm" svg:height="1.673cm" svg:x="21.336cm" svg:y="5.289cm">
          <draw:text-box>
            <text:p>x4</text:p>
          </draw:text-box>
        </draw:frame>
        <draw:frame draw:style-name="gr9" draw:text-style-name="P4" draw:layer="layout" svg:width="1.778cm" svg:height="1.673cm" svg:x="17.018cm" svg:y="7.216cm">
          <draw:text-box>
            <text:p>x3</text:p>
          </draw:text-box>
        </draw:frame>
        <draw:frame draw:style-name="gr9" draw:text-style-name="P4" draw:layer="layout" svg:width="1.778cm" svg:height="1.673cm" svg:x="9.398cm" svg:y="8.995cm">
          <draw:text-box>
            <text:p>x1</text:p>
          </draw:text-box>
        </draw:frame>
        <draw:frame draw:style-name="gr10" draw:text-style-name="P4" draw:layer="layout" svg:width="1.524cm" svg:height="0.962cm" svg:x="8.636cm" svg:y="7.216cm">
          <draw:text-box>
            <text:p>y1</text:p>
          </draw:text-box>
        </draw:frame>
        <draw:frame draw:style-name="gr10" draw:text-style-name="P4" draw:layer="layout" svg:width="1.524cm" svg:height="0.962cm" svg:x="12.192cm" svg:y="5.797cm">
          <draw:text-box>
            <text:p>y2</text:p>
          </draw:text-box>
        </draw:frame>
        <draw:frame draw:style-name="gr10" draw:text-style-name="P4" draw:layer="layout" svg:width="1.524cm" svg:height="0.962cm" svg:x="16.51cm" svg:y="5.492cm">
          <draw:text-box>
            <text:p>y3</text:p>
          </draw:text-box>
        </draw:frame>
        <draw:frame draw:style-name="gr10" draw:text-style-name="P4" draw:layer="layout" svg:width="1.524cm" svg:height="0.962cm" svg:x="20.32cm" svg:y="4.168cm">
          <draw:text-box>
            <text:p>y4</text:p>
          </draw:text-box>
        </draw:frame>
        <draw:line draw:style-name="gr11" draw:text-style-name="P3" draw:layer="layout" svg:x1="8.601cm" svg:y1="8.74cm" svg:x2="11.43cm" svg:y2="7.724cm">
          <text:p/>
        </draw:line>
        <draw:line draw:style-name="gr11" draw:text-style-name="P3" draw:layer="layout" svg:x1="16.475cm" svg:y1="7.216cm" svg:x2="19.304cm" svg:y2="6.2cm">
          <text:p/>
        </draw:line>
        <draw:line draw:style-name="gr11" draw:text-style-name="P3" draw:layer="layout" svg:x1="12.546cm" svg:y1="7.37cm" svg:x2="15.24cm" svg:y2="7.216cm">
          <text:p/>
        </draw:line>
        <draw:frame draw:style-name="gr12" draw:text-style-name="P5" draw:layer="layout" svg:width="1.778cm" svg:height="1.673cm" svg:x="8.89cm" svg:y="7.777cm">
          <draw:text-box>
            <text:p>θ1</text:p>
          </draw:text-box>
        </draw:frame>
        <draw:frame draw:style-name="gr12" draw:text-style-name="P5" draw:layer="layout" svg:width="2.341cm" svg:height="1.673cm" svg:x="13.153cm" svg:y="6.559cm">
          <draw:text-box>
            <text:p>θ2</text:p>
          </draw:text-box>
        </draw:frame>
        <draw:frame draw:style-name="gr12" draw:text-style-name="P5" draw:layer="layout" svg:width="2.341cm" svg:height="1.673cm" svg:x="17.526cm" svg:y="6.454cm">
          <draw:text-box>
            <text:p>θ3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3-16T21:14:40.211937333</meta:creation-date>
    <meta:editing-duration>PT4M15S</meta:editing-duration>
    <meta:editing-cycles>3</meta:editing-cycles>
    <meta:generator>LibreOffice/6.0.7.3$Linux_X86_64 LibreOffice_project/00m0$Build-3</meta:generator>
    <dc:date>2025-03-30T22:44:49.643300052</dc:date>
    <meta:document-statistic meta:object-count="67"/>
  </office:meta>
</office:document-meta>
</file>